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3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draw:fill-color="#808000" draw:shadow="hidden" dr3d:depth="0.221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width="0cm" draw:fill-color="#008000" draw:shadow="hidden" dr3d:depth="0.527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fill-color="#008000" draw:shadow="hidden" dr3d:depth="0.651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0cm" svg:y="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0.5cm" svg:y="2.2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0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0.5cm" svg:y="0.2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4" svg:width="1cm" svg:height="0.873cm" svg:x="2.308cm" svg:y="0.999cm" dr3d:transform="matrix (1 0 0 0 0.939692620785931 0.342020143325607 0 -0.342020143325607 0.939692620785931 -2.8095cm 1.38719182928608cm 0.387304891218726cm)" dr3d:vrp="(0 0 3081)" dr3d:vpn="(0 0 2860)" dr3d:projection="perspective" dr3d:distance="0.22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309 -1873 1001 874" svg:d="m2309-1217h750v218l251-437-251-437v219h-750zm0 655zm1001-874z"/>
        </dr3d:scene>
        <dr3d:scene draw:style-name="gr4" svg:width="1cm" svg:height="0.873cm" svg:x="2.308cm" svg:y="2.974cm" dr3d:transform="matrix (1 0 0 0 0.939692620785931 0.342020143325607 0 -0.342020143325607 0.939692620785931 -2.8095cm 1.38719182928608cm 0.387304891218726cm)" dr3d:vrp="(0 0 3081)" dr3d:vpn="(0 0 2860)" dr3d:projection="perspective" dr3d:distance="0.22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309 -1873 1001 874" svg:d="m2309-1217h750v218l251-437-251-437v219h-750zm0 655zm1001-874z"/>
        </dr3d:scene>
        <dr3d:scene draw:style-name="gr6" svg:width="3cm" svg:height="1cm" svg:x="3.5cm" svg:y="2.762cm" dr3d:transform="matrix (1 0 0 0 0.939692620785931 0.342020143325607 0 -0.342020143325607 0.939692620785931 -5.0005cm 3.1558694830804cm 0.868231712022699cm)" dr3d:vrp="(0 0 9101.28571428571)" dr3d:vpn="(0 0 8574.28571428571)" dr3d:projection="perspective" dr3d:distance="0.52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3500 -3763 3001 1001" svg:d="m3500-2865 24-14 29-13 34-11 39-9 88-15 99-11 433-26 446 26 99 12 85 14 35 10 31 10 24 12 11 6 8 7 11 8 12 8 28 15 34 12 39 11 90 18 102 12 224 15 218 6 248-7 112-6 103-9 92-13 80-17 36-11 32-11 29-14 26-15v-796l-27 16-32 13-35 12-39 10-86 16-97 12-215 14-228 8-190-6-229-14-110-12-97-17-40-11-35-12-14-7-12-7-11-8-8-8-9-7-11-7-25-13-32-11-37-9-88-16-102-12-228-15-230-11-443 27-98 12-83 16-36 9-30 11-25 13-10 7-9 7zm0 899zm3001-1001z"/>
        </dr3d:scene>
        <dr3d:scene draw:style-name="gr6" svg:width="3cm" svg:height="2.501cm" svg:x="3.5cm" svg:y="0.144cm" dr3d:transform="matrix (1 0 0 0 0.939692620785931 0.342020143325607 0 -0.342020143325607 0.939692620785931 -5.0005cm 1.42266860895925cm 0.171419161945064cm)" dr3d:vrp="(0 0 9225.28571428571)" dr3d:vpn="(0 0 8574.28571428571)" dr3d:projection="perspective" dr3d:distance="0.6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3500 -2646 3001 2501" svg:d="m3500-145h3001v-2010l-393-12-161-19-143-25-128-31-117-35-212-81-206-86-228-82-131-37-147-33-166-28-189-22-247 42-190 41-343 89zm0 2329zm3001-2501z"/>
        </dr3d:scene>
        <draw:frame draw:style-name="gr9" draw:layer="layout" svg:width="2.623cm" svg:height="0.962cm" svg:x="3.666cm" svg:y="2.864cm">
          <draw:text-box>
            <text:p text:style-name="P1">zZzZzZ</text:p>
          </draw:text-box>
        </draw:frame>
        <draw:frame draw:style-name="gr9" draw:layer="layout" svg:width="3.067cm" svg:height="2.384cm" svg:x="3.399cm" svg:y="0.144cm">
          <draw:text-box>
            <text:p text:style-name="P2">$<text:span text:style-name="T1">elapsed</text:span></text:p>
            <text:p text:style-name="P2">$<text:span text:style-name="T1">packets</text:span></text:p>
            <text:p text:style-name="P2">$<text:span text:style-name="T1">st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056cm" fo:page-height="4.2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8T15:18:18</dc:date>
    <meta:editing-duration>PT00H59M41S</meta:editing-duration>
    <meta:editing-cycles>12</meta:editing-cycles>
    <meta:generator>OpenOffice.org/3.2$Linux OpenOffice.org_project/320m12$Build-9483</meta:generator>
    <meta:document-statistic meta:object-count="14"/>
  </office:meta>
</office:document-meta>
</file>